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HAN NOM A" svg:font-family="'HAN NOM A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1.41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react_immutable</text:p>
          </table:table-cell>
          <table:table-cell office:value-type="string" calcext:value-type="string">
            <text:p>react_immutable_mixin</text:p>
          </table:table-cell>
        </table:table-row>
        <table:table-row table:style-name="ro1">
          <table:table-cell office:value-type="string" calcext:value-type="string">
            <text:p>MajorGC</text:p>
          </table:table-cell>
          <table:table-cell office:value-type="float" office:value="77.4189999699593" calcext:value-type="float">
            <text:p>77.41899997</text:p>
          </table:table-cell>
          <table:table-cell office:value-type="float" office:value="9.56000003218651" calcext:value-type="float">
            <text:p>9.5600000322</text:p>
          </table:table-cell>
          <table:table-cell office:value-type="float" office:value="12.7470000386238" calcext:value-type="float">
            <text:p>12.7470000386</text:p>
          </table:table-cell>
        </table:table-row>
        <table:table-row table:style-name="ro1">
          <table:table-cell office:value-type="string" calcext:value-type="string">
            <text:p>MinorGC</text:p>
          </table:table-cell>
          <table:table-cell office:value-type="float" office:value="400.802000001073" calcext:value-type="float">
            <text:p>400.8020000011</text:p>
          </table:table-cell>
          <table:table-cell office:value-type="float" office:value="160.926000028849" calcext:value-type="float">
            <text:p>160.9260000288</text:p>
          </table:table-cell>
          <table:table-cell office:value-type="float" office:value="166.811000049114" calcext:value-type="float">
            <text:p>166.8110000491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float" office:value="524.768000006676" calcext:value-type="float">
            <text:p>524.7680000067</text:p>
          </table:table-cell>
          <table:table-cell office:value-type="float" office:value="568.58900000155" calcext:value-type="float">
            <text:p>568.5890000016</text:p>
          </table:table-cell>
          <table:table-cell office:value-type="float" office:value="619.226999983191" calcext:value-type="float">
            <text:p>619.2269999832</text:p>
          </table:table-cell>
        </table:table-row>
        <table:table-row table:style-name="ro1">
          <table:table-cell office:value-type="string" calcext:value-type="string">
            <text:p>Paint</text:p>
          </table:table-cell>
          <table:table-cell office:value-type="float" office:value="274.721000000834" calcext:value-type="float">
            <text:p>274.7210000008</text:p>
          </table:table-cell>
          <table:table-cell office:value-type="float" office:value="296.962000086904" calcext:value-type="float">
            <text:p>296.9620000869</text:p>
          </table:table-cell>
          <table:table-cell office:value-type="float" office:value="319.847999975085" calcext:value-type="float">
            <text:p>319.8479999751</text:p>
          </table:table-cell>
        </table:table-row>
        <table:table-row table:style-name="ro1">
          <table:table-cell office:value-type="string" calcext:value-type="string">
            <text:p>mean_frame_time</text:p>
          </table:table-cell>
          <table:table-cell office:value-type="float" office:value="22.1805703324811" calcext:value-type="float">
            <text:p>22.1805703325</text:p>
          </table:table-cell>
          <table:table-cell office:value-type="float" office:value="21.2941186868708" calcext:value-type="float">
            <text:p>21.2941186869</text:p>
          </table:table-cell>
          <table:table-cell office:value-type="float" office:value="21.7439496221786" calcext:value-type="float">
            <text:p>21.7439496222</text:p>
          </table:table-cell>
        </table:table-row>
        <table:table-row table:style-name="ro1">
          <table:table-cell office:value-type="string" calcext:value-type="string">
            <text:p>droppedFrameCount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xpensivePain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ensiveEventHandler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odePerLayout_avg</text:p>
          </table:table-cell>
          <table:table-cell office:value-type="float" office:value="4009.83636363636" calcext:value-type="float">
            <text:p>4009.8363636364</text:p>
          </table:table-cell>
          <table:table-cell office:value-type="float" office:value="4013.84745762712" calcext:value-type="float">
            <text:p>4013.8474576271</text:p>
          </table:table-cell>
          <table:table-cell office:value-type="float" office:value="4012.59090909091" calcext:value-type="float">
            <text:p>4012.5909090909</text:p>
          </table:table-cell>
        </table:table-row>
        <table:table-row table:style-name="ro1">
          <table:table-cell office:value-type="string" calcext:value-type="string">
            <text:p>frames_per_sec</text:p>
          </table:table-cell>
          <table:table-cell office:value-type="float" office:value="45.0845034645302" calcext:value-type="float">
            <text:p>45.0845034645</text:p>
          </table:table-cell>
          <table:table-cell office:value-type="float" office:value="46.9613236736848" calcext:value-type="float">
            <text:p>46.9613236737</text:p>
          </table:table-cell>
          <table:table-cell office:value-type="float" office:value="45.9898048595556" calcext:value-type="float">
            <text:p>45.9898048596</text:p>
          </table:table-cell>
        </table:table-row>
        <table:table-row table:style-name="ro1">
          <table:table-cell office:value-type="string" calcext:value-type="string">
            <text:p>percentage_smooth</text:p>
          </table:table-cell>
          <table:table-cell office:value-type="float" office:value="90.0255754475703" calcext:value-type="float">
            <text:p>90.0255754476</text:p>
          </table:table-cell>
          <table:table-cell office:value-type="float" office:value="86.3636363636364" calcext:value-type="float">
            <text:p>86.3636363636</text:p>
          </table:table-cell>
          <table:table-cell office:value-type="float" office:value="88.4130982367758" calcext:value-type="float">
            <text:p>88.4130982368</text:p>
          </table:table-cell>
        </table:table-row>
        <table:table-row table:style-name="ro1">
          <table:table-cell office:value-type="string" calcext:value-type="string">
            <text:p>domReadyTim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talJSHeapSize_max</text:p>
          </table:table-cell>
          <table:table-cell office:value-type="float" office:value="60300000" calcext:value-type="float">
            <text:p>60300000</text:p>
          </table:table-cell>
          <table:table-cell table:number-columns-repeated="2" office:value-type="float" office:value="50400000" calcext:value-type="float">
            <text:p>50400000</text:p>
          </table:table-cell>
        </table:table-row>
        <table:table-row table:style-name="ro1">
          <table:table-cell office:value-type="string" calcext:value-type="string">
            <text:p>totalJSHeapSize_avg</text:p>
          </table:table-cell>
          <table:table-cell office:value-type="float" office:value="60300000" calcext:value-type="float">
            <text:p>60300000</text:p>
          </table:table-cell>
          <table:table-cell table:number-columns-repeated="2" office:value-type="float" office:value="50400000" calcext:value-type="float">
            <text:p>50400000</text:p>
          </table:table-cell>
        </table:table-row>
        <table:table-row table:style-name="ro1">
          <table:table-cell office:value-type="string" calcext:value-type="string">
            <text:p>usedJSHeapSize_max</text:p>
          </table:table-cell>
          <table:table-cell office:value-type="float" office:value="37300000" calcext:value-type="float">
            <text:p>37300000</text:p>
          </table:table-cell>
          <table:table-cell office:value-type="float" office:value="21700000" calcext:value-type="float">
            <text:p>21700000</text:p>
          </table:table-cell>
          <table:table-cell office:value-type="float" office:value="20500000" calcext:value-type="float">
            <text:p>20500000</text:p>
          </table:table-cell>
        </table:table-row>
        <table:table-row table:style-name="ro1">
          <table:table-cell office:value-type="string" calcext:value-type="string">
            <text:p>usedJSHeapSize_avg</text:p>
          </table:table-cell>
          <table:table-cell office:value-type="float" office:value="37300000" calcext:value-type="float">
            <text:p>37300000</text:p>
          </table:table-cell>
          <table:table-cell office:value-type="float" office:value="21700000" calcext:value-type="float">
            <text:p>21700000</text:p>
          </table:table-cell>
          <table:table-cell office:value-type="float" office:value="20500000" calcext:value-type="float">
            <text:p>20500000</text:p>
          </table:table-cell>
        </table:table-row>
        <table:table-row table:style-name="ro1">
          <table:table-cell office:value-type="string" calcext:value-type="string">
            <text:p>Javascript</text:p>
          </table:table-cell>
          <table:table-cell office:value-type="float" office:value="7336.73400001228" calcext:value-type="float">
            <text:p>7336.7340000123</text:p>
          </table:table-cell>
          <table:table-cell office:value-type="float" office:value="7037.96300019324" calcext:value-type="float">
            <text:p>7037.9630001932</text:p>
          </table:table-cell>
          <table:table-cell office:value-type="float" office:value="6850.39900030196" calcext:value-type="float">
            <text:p>6850.3990003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HAN NOM A" svg:font-family="'HAN NOM A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2" meta:object-count="0"/>
    <meta:generator>LibreOffice/5.1.1.3$Linux_X86_64 LibreOffice_project/10m0$Build-3</meta:generator>
  </office:meta>
</office:document-meta>
</file>